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paragraph-properties fo:break-before="pag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ks</text:p>
      <text:p text:style-name="h1">Links</text:p>
      <text:p text:style-name="p"><text:a xlink:type="simple" xlink:href="http://localhost/packages/stf1001/media/audio/test.mp3?width=320&amp;height=240">normal link</text:a></text:p>
      <text:p text:style-name="p"><text:a xlink:type="simple" xlink:href="http://localhost/packages/stf1001/media/audio/test.mov?embed">embedded link one</text:a></text:p>
      <text:p text:style-name="p"><text:a xlink:type="simple" xlink:href="http://localhost:8000/packages/stf1001/media/audio/test.mp3?embed&amp;width=640&amp;height=480">embedded link two</text:a></text:p>
      <text:p text:style-name="p"><text:a xlink:type="simple" xlink:href="http://localhost:8000/packages/stf1001/media/audio/test.mp3?width=777&amp;embed">embedded link Three</text:a></text:p>
      <text:p text:style-name="p"><text:a xlink:type="simple" xlink:href="http://sun.com/packages/stf1001/media/audio/test.mp3?embed">normal link 2</text:a></text:p>
      <text:p text:style-name="p"/>
      <text:p text:style-name="Standard"/>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 style:family="paragraph" style:parent-style-name="Standard">
      <style:paragraph-properties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style style:name="h2n" style:family="paragraph" style:parent-style-name="Heading_20_2" style:next-style-name="p"/>
    <style:style style:name="h3n" style:family="paragraph" style:parent-style-name="Heading_20_3" style:next-style-name="p"/>
    <style:style style:name="h4n" style:family="paragraph" style:parent-style-name="Heading_20_4" style:next-style-name="p"/>
    <style:style style:name="h5n" style:family="paragraph" style:parent-style-name="Heading_20_5" style:next-style-name="p"/>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italic"/>
    </style:style>
    <style:style style:name="bq2" style:family="paragraph" style:parent-style-name="Standard">
      <style:paragraph-properties fo:margin-left="1.199cm" fo:margin-right="0cm" fo:text-indent="0cm" style:auto-text-indent="false"/>
      <style:text-properties fo:font-style="italic"/>
    </style:style>
    <style:style style:name="bq3" style:family="paragraph" style:parent-style-name="Standard">
      <style:paragraph-properties fo:margin-left="1.799cm" fo:margin-right="0cm" fo:text-indent="0cm" style:auto-text-indent="false"/>
      <style:text-properties fo:font-style="italic"/>
    </style:style>
    <style:style style:name="bq4" style:family="paragraph" style:parent-style-name="Standard">
      <style:paragraph-properties fo:margin-left="2.401cm" fo:margin-right="0cm" fo:text-indent="0cm" style:auto-text-indent="false"/>
      <style:text-properties fo:font-style="italic"/>
    </style:style>
    <style:style style:name="bq5" style:family="paragraph" style:parent-style-name="Standard">
      <style:paragraph-properties fo:margin-left="3cm" fo:margin-right="0cm" fo:text-indent="0cm" style:auto-text-indent="false"/>
      <style:text-properties fo:font-style="italic"/>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style:style>
    <style:style style:name="i-sub" style:family="text">
      <style:text-properties style:text-position="-33% 58%"/>
    </style:style>
    <style:style style:name="i-sup" style:family="text">
      <style:text-properties style:text-position="33% 58%" fo:font-size="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mbedded link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Embedded link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Embedded links</dc:title>
    <meta:initial-creator>Pamela Glossop</meta:initial-creator>
    <meta:creation-date>2005-10-03T12:19:53</meta:creation-date>
    <dc:date>2005-11-11T16:07:13</dc:date>
    <dc:language>en-US</dc:language>
    <meta:editing-cycles>7</meta:editing-cycles>
    <meta:editing-duration>PT23M14S</meta:editing-duration>
    <meta:template xlink:type="simple" xlink:actuate="onRequest" xlink:role="template" xlink:href="/C:/Documents%20and%20Settings/glossop/Application%20Data/OpenOffice.org2/user/template/ice.stw" xlink:title="ice" meta:date="2005-10-03T12:19:53"/>
    <meta:user-defined meta:name="Info 1"/>
    <meta:user-defined meta:name="Info 2"/>
    <meta:user-defined meta:name="Info 3"/>
    <meta:user-defined meta:name="Info 4"/>
    <meta:document-statistic meta:table-count="48" meta:image-count="0" meta:object-count="0" meta:page-count="1" meta:paragraph-count="59" meta:word-count="16" meta:character-count="21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